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3c_meta_3e_">
      <style:text-properties officeooo:rsid="000d29c9" officeooo:paragraph-rsid="000d29c9"/>
    </style:style>
    <style:style style:name="P2" style:family="paragraph" style:parent-style-name="_3c_meta_3e_">
      <style:text-properties officeooo:paragraph-rsid="000ed05c"/>
    </style:style>
    <style:style style:name="P3" style:family="paragraph" style:parent-style-name="Standard">
      <style:text-properties officeooo:rsid="000725ad" officeooo:paragraph-rsid="000725ad"/>
    </style:style>
    <style:style style:name="P4" style:family="paragraph" style:parent-style-name="Text_20_body">
      <style:text-properties officeooo:rsid="000725ad" officeooo:paragraph-rsid="000725a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8dafb"/>
    </style:style>
    <style:style style:name="T3" style:family="text">
      <style:text-properties style:font-name="sans-serif" officeooo:rsid="000aab47"/>
    </style:style>
    <style:style style:name="T4" style:family="text">
      <style:text-properties style:font-name="sans-serif" fo:font-style="italic" style:font-style-asian="italic" style:font-style-complex="italic"/>
    </style:style>
    <style:style style:name="T5" style:family="text">
      <style:text-properties style:font-name="sans-serif" officeooo:rsid="000d29c9"/>
    </style:style>
    <style:style style:name="T6" style:family="text">
      <style:text-properties style:font-name="sans-serif" officeooo:rsid="000ed05c"/>
    </style:style>
    <style:style style:name="T7" style:family="text">
      <style:text-properties style:font-name="sans-serif" officeooo:rsid="0010cc0b"/>
    </style:style>
    <style:style style:name="T8" style:family="text">
      <style:text-properties style:font-name="sans-serif" officeooo:rsid="0012934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meta_3e_"><text:span text:style-name="T2">t</text:span>it<text:span text:style-name="T2">l</text:span>e : Titre<office:annotation><dc:creator>Auteur inconnu</dc:creator><dc:date>2021-03-03T00:42:27.483134249</dc:date><text:p text:style-name="P5"><text:span text:style-name="T9">Métadonnées, en style meta. Une propriété par paragraphe. Si le nom de la propriété est connu (mot clé avant le signe “:”), il sera remplacé dans le modèle &lt;teiHeader&gt;.</text:span></text:p></office:annotation></text:p>
      <text:p text:style-name="_3c_meta_3e_"><text:span text:style-name="T6">A</text:span><text:span text:style-name="T2">uthor</text:span> : <text:span text:style-name="T5">Nom, Prénom</text:span><text:span text:style-name="T5"><office:annotation><dc:creator>Auteur inconnu</dc:creator><dc:date>2021-03-03T00:43:24.542980967</dc:date><text:p text:style-name="P5"><text:span text:style-name="T9">Tolérance sur la casse du mot clé</text:span></text:p></office:annotation></text:span></text:p>
      <text:p text:style-name="_3c_meta_3e_"><text:span text:style-name="T2">d</text:span>ate : <text:span text:style-name="T3">2021-03-01</text:span></text:p>
      <text:p text:style-name="P2"><text:span text:style-name="T3">m</text:span><text:span text:style-name="T6">éta inconnue : </text:span><text:span text:style-name="T7">l</text:span></text:p>
      <text:p text:style-name="P1"><text:span text:style-name="T3">b</text:span><text:span text:style-name="T1">ib</text:span><text:span text:style-name="T8">l</text:span><text:span text:style-name="T1"> : une référence bibliographique, </text:span><text:span text:style-name="T4">avec un peu de typographie</text:span><text:span text:style-name="T1">, 2021.</text:span></text:p>
      <text:p text:style-name="P3"/>
      <text:p text:style-name="P3">Paragraphe normal.</text:p>
      <text:h text:style-name="Heading_20_1" text:outline-level="1">Titre structurant (niveau 1)</text:h>
      <text:p text:style-name="P3">Ce titre ouvre une partie de niveau 1 (&lt;div&gt;).</text:p>
      <text:h text:style-name="Heading_20_2" text:outline-level="2">Titre structurant de niveau 2</text:h>
      <text:p text:style-name="P4">Contenu de la partie 1.1.</text:p>
      <text:h text:style-name="Heading_20_1" text:outline-level="1">Autre section</text:h>
      <text:p text:style-name="P4">Un peu de texte.</text:p>
      <text:p text:style-name="_3c_label_3e_">Intertitre non structurant</text:p>
      <text:p text:style-name="P4">Un peu de tex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_3c_meta_3e_" style:display-name="&lt;meta&gt;" style:family="paragraph" style:parent-style-name="Standard" style:master-page-name="">
      <style:paragraph-properties style:page-number="auto" fo:padding="0.049cm" fo:border="0.06pt solid #000000"/>
      <style:text-properties style:font-name="sans-serif" fo:font-family="sans-serif" style:font-style-name="Normal" style:font-family-generic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text-align="center" style:justify-single-word="false"/>
      <style:text-properties fo:font-weight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3:55:25.270045300</meta:creation-date>
    <meta:generator>LibreOffice/7.0.3.1$Linux_X86_64 LibreOffice_project/00$Build-1</meta:generator>
    <dc:date>2021-03-03T01:13:35.186048727</dc:date>
    <meta:editing-duration>PT1H18M7S</meta:editing-duration>
    <meta:editing-cycles>8</meta:editing-cycles>
    <meta:document-statistic meta:table-count="0" meta:image-count="0" meta:object-count="0" meta:page-count="1" meta:paragraph-count="14" meta:word-count="66" meta:character-count="363" meta:non-whitespace-character-count="314"/>
  </office:meta>
</office:document-meta>
</file>